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CMemoryCache.freeElements( int numberToF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MemoryCache.remove( Serializable ke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RCMemoryCache.handleFoundInB1( ICacheElement ce , boolean isGet , ElementDescriptor tem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lementDescriptor.ElementDescriptor( ICacheElement 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CMemoryCache.get( Serializable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RCMemoryCache.handleFoundInT2( ElementDescriptor tem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CMemoryCache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MemoryCache.getTarget_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MemoryCache.getStati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ARCMemoryCache.getQuiet(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MemoryCache.remov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CMemoryCache.initialize( CompositeCache hu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CMemoryCache.replace( ElementDescriptor orig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9">
            <text:p text:style-name="Table_20_Contents">9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ARCMemoryCache.ARC( ICacheElement ce , boolean isGet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7">
            <text:p text:style-name="Table_20_Contents">27</text:p>
          </table:table-cell>
          <table:table-cell office:value-type="float" office:value="99">
            <text:p text:style-name="Table_20_Contents">99</text:p>
          </table:table-cell>
        </table:table-row>
        <table:table-row>
          <table:table-cell office:value-type="string">
            <text:p text:style-name="Table_20_Contents">ARCMemoryCache.getKey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CMemoryCache.getListSize( int listNumb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RCMemoryCache.logStatsOccassionally( ICacheElement ce , boolean is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RCMemoryCache.handleFoundInT1( ElementDescriptor tem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RCMemoryCache.handleFoundInB2( ICacheElement ce , boolean isGet , ElementDescriptor tem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ARCMemoryCache.update( ICacheElement 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RCMemoryCache.ARCMemoryCach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